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2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Pieces</text:p>
          </table:table-cell>
          <table:table-cell office:value-type="string" calcext:value-type="string">
            <text:p>Cos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gister_A-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4HCT24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4HCT37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Total:</text:p>
          </table:table-cell>
          <table:table-cell table:formula="of:=SUM([.C3:.C50] )"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gister_D-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4HCT24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4HCT37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pecial-Regist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4HCT24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4HCT37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4HCT2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4HCT37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4HC28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M62256LP-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ST39SF010A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Gener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L-hållare 20-pin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00-00-00</text:date>, <text:time style:data-style-name="N2" text:time-value="09:58:44.494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03:12.726000000</meta:creation-date>
    <meta:generator>LibreOffice/6.1.0.3$Windows_X86_64 LibreOffice_project/efb621ed25068d70781dc026f7e9c5187a4decd1</meta:generator>
    <dc:date>2019-07-13T10:13:15.583000000</dc:date>
    <meta:editing-duration>PT37M42S</meta:editing-duration>
    <meta:editing-cycles>7</meta:editing-cycles>
    <meta:document-statistic meta:table-count="1" meta:cell-count="48" meta:object-count="0"/>
  </office:meta>
</office:document-meta>
</file>